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19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nscription sur le sit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Inscription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la page « inscription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à la base de données – Table « Utilisateur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Inscription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la page d’inscription</text:p>
          </table:table-cell>
          <table:table-cell table:style-name="ce1"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Utilisateur »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Inscription</text:p>
          </table:table-cell>
          <table:table-cell table:style-name="ce1" office:value-type="string" calcext:value-type="string">
            <text:p>D, F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4:28:39.44644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1-05T14:55:11.088580827</dc:date>
    <meta:editing-duration>PT39M53S</meta:editing-duration>
    <meta:editing-cycles>7</meta:editing-cycles>
    <meta:document-statistic meta:table-count="1" meta:cell-count="26" meta:object-count="0"/>
  </office:meta>
</office:document-meta>
</file>